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list-style-name="L1">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6"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5">1.1 - Introduction</text:p>
      <text:p text:style-name="P6"><text:tab/></text:p>
      <text:p text:style-name="P6"><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6"/>
      <text:list xml:id="list5488962029521791170" text:style-name="L1">
        <text:list-item>
          <text:p text:style-name="P7">NETa : The length of each application layer message is 2000 bytes, and the physical layer does not corrupt or lose frames. </text:p>
          <text:p text:style-name="P7"/>
        </text:list-item>
        <text:list-item>
          <text:p text:style-name="P7">NETb : The length of an application layer message is a uniform random variable with value between 2000 bytes and the default maximum length, and the physical layer does not corrupt or lose frames </text:p>
          <text:p text:style-name="P7"/>
        </text:list-item>
        <text:list-item>
          <text:p text:style-name="P7">NETc : The length of each application layer message is 2000 bytes, and the physical layer does not lose frames, but corrupts only data frames (that is, ACK frames are delivered reliably) with probability 0.5 each. </text:p>
          <text:p text:style-name="P7"/>
        </text:list-item>
        <text:list-item>
          <text:p text:style-name="P4"><text:span text:style-name="T3">NETd : The length of each application layer message is 2000 bytes, and the physical layer does not lose frames, but corrupts both data and ACK frames with probability 0.5 each.</text:span></text:p>
        </text:list-item>
      </text:list>
      <text:p text:style-name="P2">1.2 - Experimental Obersvations and Data</text:p>
      <text:p text:style-name="P2"><draw:frame draw:style-name="fr2" draw:name="graphics1" text:anchor-type="paragraph" svg:width="6.9252in" svg:height="2.3457in" draw:z-index="2"><draw:image xlink:href="Pictures/20000007000046CD00001CD7C2C4EA28.svm" xlink:type="simple" xlink:show="embed" xlink:actuate="onLoad"/></draw:frame></text:p>
      <text:p text:style-name="P2"><draw:frame draw:style-name="fr2" draw:name="graphics2" text:anchor-type="paragraph" svg:width="6.9252in" svg:height="2.161in" draw:z-index="3"><draw:image xlink:href="Pictures/2000000700004698000018803DFB625D.svm" xlink:type="simple" xlink:show="embed" xlink:actuate="onLoad"/></draw:frame></text:p>
      <text:p text:style-name="P2"/>
      <text:p text:style-name="P2"/>
      <text:p text:style-name="P2"/>
      <text:p text:style-name="P2"/>
      <text:p text:style-name="P2"/>
      <text:p text:style-name="P2"><text:soft-page-break/>1.2 - Experimental Obersvations and Data Continued</text:p>
      <text:p text:style-name="P3"><draw:frame draw:style-name="fr1" draw:name="graphics3" text:anchor-type="paragraph" svg:x="0in" svg:y="0.0311in" svg:width="6.9252in" svg:height="2.3398in" draw:z-index="0"><draw:image xlink:href="Pictures/20000007000046B300001BB4C26D017F.svm" xlink:type="simple" xlink:show="embed" xlink:actuate="onLoad"/></draw:frame><draw:frame draw:style-name="fr1" draw:name="graphics4" text:anchor-type="paragraph" svg:x="0in" svg:y="2.472in" svg:width="6.9252in" svg:height="2.2453in" draw:z-index="1"><draw:image xlink:href="Pictures/20000007000046B300001D26EA1A250E.svm" xlink:type="simple" xlink:show="embed" xlink:actuate="onLoad"/></draw:frame></text:p>
      <text:p text:style-name="P9">Problems </text:p>
      <text:p text:style-name="P9"/>
      <text:list xml:id="list5536896738974410048" text:style-name="L3">
        <text:list-item>
          <text:list>
            <text:list-item>
              <text:p text:style-name="P10">Mathematical Model</text:p>
            </text:list-item>
          </text:list>
        </text:list-item>
      </text:list>
      <text:p text:style-name="P9"/>
      <text:p text:style-name="P9">First let's define</text:p>
      <text:list xml:id="list9105568344643117125" text:style-name="L4">
        <text:list-item>
          <text:p text:style-name="P11">Transmission Rate = R</text:p>
        </text:list-item>
        <text:list-item>
          <text:p text:style-name="P11">Transmission time of a packet = Tpkt</text:p>
        </text:list-item>
        <text:list-item>
          <text:p text:style-name="P11">Message Rate = Rmsg</text:p>
        </text:list-item>
        <text:list-item>
          <text:p text:style-name="P11">Propagation Delay = Tprop</text:p>
        </text:list-item>
        <text:list-item>
          <text:p text:style-name="P11">Size of a packet = L</text:p>
        </text:list-item>
        <text:list-item>
          <text:p text:style-name="P11">Round Trip Time = RTT</text:p>
        </text:list-item>
      </text:list>
      <text:p text:style-name="P9">Common Calculations</text:p>
      <text:p text:style-name="P9"/>
      <text:p text:style-name="P13">R = 56kbps</text:p>
      <text:p text:style-name="P13">L = 2000 bytes</text:p>
      <text:p text:style-name="P13">Rmsg = 1000ms</text:p>
      <text:p text:style-name="P13">Tprop = 2500ms</text:p>
      <text:p text:style-name="P13"/>
      <text:p text:style-name="P13">Threrrorfree = 1 / (Tpkt + RTT) </text:p>
      <text:p text:style-name="P13">Thr = Thr-errorfree / Nr</text:p>
      <text:p text:style-name="P13">Where Nr is the average number of times the protocol retransmits</text:p>
      <text:p text:style-name="P13"/>
      <text:p text:style-name="P13">Tpkt = L/R</text:p>
      <text:p text:style-name="P13">Tpkt = 2000bytes/56kbps</text:p>
      <text:p text:style-name="P13">Tpkt = 0.2857 s</text:p>
      <text:p text:style-name="P13"/>
      <text:p text:style-name="P13"><text:soft-page-break/>RTT = 2 * (Tprop) + Rmsg </text:p>
      <text:p text:style-name="P13">RTT = 6000ms</text:p>
      <text:p text:style-name="P13"/>
      <text:p text:style-name="P13">Please assume these calculations to be common to each test unless stated otherwise</text:p>
      <text:p text:style-name="P13"/>
      <text:p text:style-name="P12">NETa</text:p>
      <text:p text:style-name="P9"><text:tab/>In the case of <text:span text:style-name="T1">NETa</text:span><text:span text:style-name="T2"> there is no error generation so our throughput will be error free</text:span></text:p>
      <text:p text:style-name="P13"><text:tab/>Using the above values we find : Thr-errorfree = 1 / (Tpkt + RTT) = 0.1590 pkts/sec</text:p>
      <text:p text:style-name="P13"><text:tab/>Each packet is 2KB so, </text:p>
      <text:p text:style-name="P13"><text:tab/>Thr-errorfree = 0.1590 pkts/second * 2KB/pkt = 0.318 KB/sec <text:span text:style-name="T4">= 0.32 KB/sec</text:span></text:p>
      <text:p text:style-name="P13"><text:tab/>and Thr-messages = 0.1590 msg/sec<text:span text:style-name="T4"> = 0.16 msg/sec</text:span></text:p>
      <text:p text:style-name="P13"/>
      <text:p text:style-name="P14">NETb</text:p>
      <text:p text:style-name="P9"><text:span text:style-name="T2"><text:tab/>In the case of </text:span><text:span text:style-name="T1">NETb</text:span><text:span text:style-name="T2"> there is no error generation so our throughput will be error free</text:span></text:p>
      <text:p text:style-name="P13"><text:tab/>L-min = 2000 bytes </text:p>
      <text:p text:style-name="P13"><text:tab/>L-max = 8000 bytes</text:p>
      <text:p text:style-name="P13"><text:tab/>L is a uniform random variable and can be expressed as L = (L-min + L-max)/2</text:p>
      <text:p text:style-name="P13"><text:tab/>L = ( 2000 + 16000 ) / 2 = 9000 bytes</text:p>
      <text:p text:style-name="P13"/>
      <text:p text:style-name="P13"><text:tab/>Therefore Tpkt = L/R = 5000 bytes / 56 Kbps</text:p>
      <text:p text:style-name="P13"><text:tab/>Threrrorfree = 1 / (Tpkt + RTT) = 0.1372 pkt/sec</text:p>
      <text:p text:style-name="P13"><text:tab/>Similarl to NETa (9KB per packet) Thr = 1.235KB/sec <text:span text:style-name="T4">= 1.23 KB/sec</text:span></text:p>
      <text:p text:style-name="P13"><text:tab/>Thr-messages =<text:span text:style-name="T4"> </text:span>0.1372 msg/sec <text:span text:style-name="T4">= 0.13 msg/sec</text:span></text:p>
      <text:p text:style-name="P13"/>
      <text:p text:style-name="P14">NETc</text:p>
      <text:p text:style-name="P9"><text:span text:style-name="T2"><text:tab/>In the case of </text:span><text:span text:style-name="T1">NETc</text:span><text:span text:style-name="T2"> there is error generation</text:span></text:p>
      <text:p text:style-name="P9"><text:span text:style-name="T2"/></text:p>
      <text:p text:style-name="P13"><text:tab/>Using common values we find : Thr-errorfree = 0.1590 pkt/sec</text:p>
      <text:p text:style-name="P13"><text:tab/>There is only 1 source of error so Nr = 1 / (1 – Pframecorrupt)</text:p>
      <text:p text:style-name="P13"><text:tab/>Therefore Thr = 0.1590 / (1 / (1 – 0.5))</text:p>
      <text:p text:style-name="P13"><text:tab/></text:p>
      <text:p text:style-name="P13"><text:tab/>Giving us a result of Thr = 0.0795 pkt/sec</text:p>
      <text:p text:style-name="P13"><text:tab/>Each packet is 2Kb</text:p>
      <text:p text:style-name="P13"><text:tab/>Therefore Thr = 0.09925 pkt/sec * 2KB/pkt = 0.159 KB/sec<text:span text:style-name="T4"> = 0.16KB/sec</text:span></text:p>
      <text:p text:style-name="P13"><text:tab/>and Thr-messages = 0.0795 msg/sec = <text:span text:style-name="T4">0.08 msg/sec</text:span></text:p>
      <text:p text:style-name="P13"/>
      <text:p text:style-name="P14">NETd</text:p>
      <text:p text:style-name="P13"><text:tab/>In the case of NETd there is error generation in the form of lost and corrupt frames</text:p>
      <text:p text:style-name="P13"><text:tab/>let Pframecorrupt be P = 0.5</text:p>
      <text:p text:style-name="P13"><text:tab/>Pframeloss be Q = 0.5</text:p>
      <text:p text:style-name="P13"><text:tab/></text:p>
      <text:p text:style-name="P15"><text:tab/>Using common values we find : Thr-errorfree = 0.1590 pkt/sec</text:p>
      <text:p text:style-name="P13"><text:tab/></text:p>
      <text:p text:style-name="P13"><text:tab/>In this case there are 2 sources of error so we must first find our Nr</text:p>
      <text:p text:style-name="P13"><text:tab/>Nr = </text:p>
      <text:p text:style-name="P13"><text:tab/>Nr = </text:p>
      <text:p text:style-name="P13"/>
      <text:p text:style-name="P13"><text:tab/>Therefore Thr = (Thr-errorfree / Nr) = 0.1590</text:p>
      <text:p text:style-name="P13"><text:tab/>Thr = <text:s/>pkt/sec</text:p>
      <text:p text:style-name="P13"><text:tab/>Each packet is 2kb</text:p>
      <text:p text:style-name="P13"><text:tab/>Therefore Thr = pkt/sec * 2KB/pkt = KB/sec</text:p>
      <text:p text:style-name="P13"/>
      <text:p text:style-name="P14"/>
      <text:p text:style-name="P14"/>
      <text:p text:style-name="P14"/>
      <text:p text:style-name="P14"/>
      <text:p text:style-name="P14"/>
      <text:p text:style-name="P14"/>
      <text:p text:style-name="P14"><text:soft-page-break/>1.3 Results</text:p>
      <text:p text:style-name="P14"><text:span text:style-name="T5"/></text:p>
      <text:p text:style-name="P14"><text:span text:style-name="T5"><text:tab/>For </text:span>NETa</text:p>
      <text:p text:style-name="P14"><text:span text:style-name="T5"><text:tab/>Expected: Thr-data = </text:span>0.32 KB/sec<text:span text:style-name="T5"> <text:tab/><text:tab/>Experimental Result : Thr-data = </text:span>0.31 KB/sec</text:p>
      <text:p text:style-name="P14"><text:span text:style-name="T5"><text:tab/><text:tab/> : Thr-msg = </text:span>0.16 msg/sec<text:span text:style-name="T5"><text:tab/><text:tab/><text:tab/><text:tab/> <text:s text:c="4"/>: Thr-msg = 46 msg/ 300 sec = </text:span>0.15 msg/sec</text:p>
      <text:p text:style-name="P14"><text:span text:style-name="T5"><text:tab/></text:span></text:p>
      <text:p text:style-name="P14"><text:span text:style-name="T5"><text:tab/>% Error – Thr-data = <text:s/>| ( (Thr-data(found) – Thr-data(expected) ) / Thr-data (expected) ) | * 100</text:span></text:p>
      <text:p text:style-name="P14"><text:span text:style-name="T5"><text:tab/><text:tab/><text:tab/> <text:s text:c="11"/>= ( ( 0.31 – 0.32) / 0.32 ) * 100 = </text:span>3.1%</text:p>
      <text:p text:style-name="P14"><text:tab/></text:p>
      <text:p text:style-name="P14"><text:span text:style-name="T5"><text:tab/>similarly % Error Thr-msg = </text:span>6.6%</text:p>
      <text:p text:style-name="P14"><text:span text:style-name="T5"/></text:p>
      <text:p text:style-name="P14"><text:span text:style-name="T5"><text:tab/>In the case of NETa our experiment results are within an acceptable error range of our expected results. This</text:span></text:p>
      <text:p text:style-name="P14"><text:span text:style-name="T5"><text:tab/>confirms that are calculations were acceptably correct. </text:span></text:p>
      <text:p text:style-name="P14"><text:span text:style-name="T5"/></text:p>
      <text:p text:style-name="P14"><text:span text:style-name="T5"><text:tab/>For </text:span>NETb</text:p>
      <text:p text:style-name="P14"><text:span text:style-name="T5"><text:tab/>Expected: Thr-data = </text:span>1.23 KB/sec<text:span text:style-name="T5"> <text:tab/><text:tab/>Experimental Result : Thr-data = </text:span>1.94 KB/sec</text:p>
      <text:p text:style-name="P14"><text:span text:style-name="T5"><text:tab/><text:tab/> : Thr-msg = </text:span>0.13 msg/sec<text:span text:style-name="T5"><text:tab/><text:tab/><text:tab/><text:tab/> <text:s text:c="4"/>: Thr-msg = 35 msg/ 300 sec = </text:span>0.12 msg/sec</text:p>
      <text:p text:style-name="P14"><text:span text:style-name="T5"><text:tab/></text:span></text:p>
      <text:p text:style-name="P14"><text:span text:style-name="T5"><text:tab/>% Error formula similar to NETa section</text:span></text:p>
      <text:p text:style-name="P14"><text:span text:style-name="T5"><text:tab/>% Error – Thr-data = <text:s/></text:span>60.16%</text:p>
      <text:p text:style-name="P14"><text:tab/></text:p>
      <text:p text:style-name="P14"><text:span text:style-name="T5"><text:tab/>similarly % Error Thr-msg = </text:span>7.69%</text:p>
      <text:p text:style-name="P14"><text:span text:style-name="T5"/></text:p>
      <text:p text:style-name="P14"><text:span text:style-name="T5"><text:tab/>In the case of NETb the error for our estimation of message throughput falls within acceptable error, however in </text:span></text:p>
      <text:p text:style-name="P14"><text:span text:style-name="T5"><text:tab/>this case we have observed a large error in the throughput for the data, but this is acceptable because in the case</text:span></text:p>
      <text:p text:style-name="P14"><text:span text:style-name="T5"><text:tab/>of this experiment the design parameter of the size of the message was set to a uniform random variable between <text:tab/>2000 bytes and 16000 bytes. Considering this it is expected that our observed error falls relatively close to 50%. </text:span></text:p>
      <text:p text:style-name="P14"><text:span text:style-name="T5"/></text:p>
      <text:p text:style-name="P14"><text:span text:style-name="T5"><text:tab/>For </text:span>NETc</text:p>
      <text:p text:style-name="P14"><text:span text:style-name="T5"><text:tab/>Expected: Thr-data = </text:span>0.16<text:span text:style-name="T5"> </text:span>KB/sec<text:span text:style-name="T5"> <text:tab/><text:tab/>Experimental Result : Thr-data = </text:span>0.13 KB/sec</text:p>
      <text:p text:style-name="P14"><text:span text:style-name="T5"><text:tab/><text:tab/> : Thr-msg = </text:span>0.08 msg/sec<text:span text:style-name="T5"><text:tab/><text:tab/><text:tab/><text:tab/> <text:s text:c="4"/>: Thr-msg = 21 msg/ 300 sec = </text:span>0.07 msg/sec</text:p>
      <text:p text:style-name="P14"><text:span text:style-name="T5"><text:tab/></text:span></text:p>
      <text:p text:style-name="P14"><text:span text:style-name="T5"><text:tab/>% Error formula similar to NETa section</text:span></text:p>
      <text:p text:style-name="P14"><text:span text:style-name="T5"><text:tab/>% Error – Thr-data = <text:s/></text:span>18.75%</text:p>
      <text:p text:style-name="P14"><text:tab/></text:p>
      <text:p text:style-name="P14"><text:span text:style-name="T5"><text:tab/>similarly % Error Thr-msg = </text:span>12.5%</text:p>
      <text:p text:style-name="P14"><text:span text:style-name="T5"/></text:p>
      <text:p text:style-name="P14"><text:span text:style-name="T5"><text:tab/>In the case of NETc we observe a slightly larger error when comparing our expected values and our experimental</text:span></text:p>
      <text:p text:style-name="P14"><text:span text:style-name="T5"><text:tab/>values. This is likely because of the introduction of random error generation, this will cause different runs to </text:span></text:p>
      <text:p text:style-name="P14"><text:span text:style-name="T5"><text:tab/>potentially have different end values. I believe if we were to run the simulation for longer or ran the simulation</text:span></text:p>
      <text:p text:style-name="P14"><text:span text:style-name="T5"><text:tab/>many times we will see a decrease in our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03:38:38.04</dc:date>
    <meta:editing-duration>PT12H45M8S</meta:editing-duration>
    <meta:editing-cycles>8</meta:editing-cycles>
    <meta:generator>OpenOffice.org/3.4.1$Win32 OpenOffice.org_project/341m1$Build-9593</meta:generator>
    <meta:document-statistic meta:table-count="0" meta:image-count="4" meta:object-count="0" meta:page-count="4" meta:paragraph-count="108" meta:word-count="968" meta:character-count="5251"/>
  </office:meta>
</office:document-meta>
</file>